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8.94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379.25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267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120.64pt"/>
    </style:style>
    <style:style style:name="co8" style:family="table-column">
      <style:table-column-properties fo:break-before="auto" style:column-width="617.56pt"/>
    </style:style>
    <style:style style:name="co9" style:family="table-column">
      <style:table-column-properties fo:break-before="auto" style:column-width="123.51pt"/>
    </style:style>
    <style:style style:name="co10" style:family="table-column">
      <style:table-column-properties fo:break-before="auto" style:column-width="102.6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80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8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4">
      <style:table-cell-properties fo:background-color="#81d41a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e8f2a1"/>
    </style:style>
    <style:style style:name="ce31" style:family="table-cell" style:parent-style-name="Default">
      <style:table-cell-properties fo:background-color="#ff8000" style:text-align-source="fix" style:repeat-content="false"/>
      <style:paragraph-properties fo:text-align="end" fo:margin-left="0pt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>
      <style:table-cell-properties fo:background-color="#b4c7dc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2">
      <style:table-cell-properties fo:background-color="#ff8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 style:data-style-name="N122">
      <style:table-cell-properties fo:background-color="#e8f2a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generic_nod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1" table:number-columns-repeated="1012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5" office:value-type="string" calcext:value-type="string">
            <text:p>10/4/2020 9:59:23 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table:style-name="ce6" office:value-type="string" calcext:value-type="string">
            <text:p>Eeschema (5.1.7)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Component Count: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 Component Count</text:p>
          </table:table-cell>
          <table:table-cell table:style-name="ce4" table:formula="of:=COUNT([.B9:.B106])"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 + PCBA + Enclosure @1K</text:p>
          </table:table-cell>
          <table:table-cell table:style-name="ce7" table:formula="of:=SUM([.J9:.J108])/1000" office:value-type="currency" office:currency="USD" office:value="17.82232" calcext:value-type="currency">
            <text:p>$17.82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BOM + PCBA + Enclosure @5K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PN_ALT</text:p>
          </table:table-cell>
          <table:table-cell table:style-name="ce1" office:value-type="string" calcext:value-type="string">
            <text:p>URL</text:p>
          </table:table-cell>
          <table:table-cell table:style-name="ce12" office:value-type="string" calcext:value-type="string">
            <text:p>EXTENDED PRICE @1K</text:p>
          </table:table-cell>
          <table:table-cell table:style-name="ce12" office:value-type="string" calcext:value-type="string">
            <text:p>TOTAL PRICE @1K</text:p>
          </table:table-cell>
          <table:table-cell table:style-name="ce1" office:value-type="string" calcext:value-type="string">
            <text:p>PRICE @5K</text:p>
          </table:table-cell>
          <table:table-cell table:style-name="ce12" office:value-type="string" calcext:value-type="string">
            <text:p>TOTAL PRICE @5K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EZConnect_868/915MHz</text:p>
          </table:table-cell>
          <table:table-cell/>
          <table:table-cell office:value-type="string" calcext:value-type="string">
            <text:p>NN01-105</text:p>
          </table:table-cell>
          <table:table-cell/>
          <table:table-cell office:value-type="string" calcext:value-type="string">
            <text:p>https://www.digikey.com/short/zwb88c</text:p>
          </table:table-cell>
          <table:table-cell office:value-type="currency" office:currency="USD" office:value="492" calcext:value-type="currency">
            <text:p>$492.000</text:p>
          </table:table-cell>
          <table:table-cell table:formula="of:=[.I9]*[.B9]" office:value-type="currency" office:currency="USD" office:value="492" calcext:value-type="currency">
            <text:p>$492.000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4, 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JMK316ABJ107ML-T</text:p>
          </table:table-cell>
          <table:table-cell/>
          <table:table-cell office:value-type="string" calcext:value-type="string">
            <text:p>https://lcsc.com/product-detail/Multilayer-Ceramic-Capacitors-MLCC-SMD-SMT_Taiyo-Yuden-JMK316ABJ107ML-T_C268006.html</text:p>
          </table:table-cell>
          <table:table-cell office:value-type="currency" office:currency="USD" office:value="69.22" calcext:value-type="currency">
            <text:p>$69.220</text:p>
          </table:table-cell>
          <table:table-cell table:formula="of:=[.I10]*[.B10]" office:value-type="currency" office:currency="USD" office:value="207.66" calcext:value-type="currency">
            <text:p>$207.660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7BB103</text:p>
          </table:table-cell>
          <table:table-cell/>
          <table:table-cell office:value-type="string" calcext:value-type="string">
            <text:p>https://lcsc.com/product-detail/Multilayer-Ceramic-Capacitors-MLCC-SMD-SMT_YAGEO-CC0402KRX7R7BB103_C327009.html</text:p>
          </table:table-cell>
          <table:table-cell office:value-type="currency" office:currency="USD" office:value="0.95" calcext:value-type="currency">
            <text:p>$0.950</text:p>
          </table:table-cell>
          <table:table-cell table:formula="of:=[.I11]*[.B11]" office:value-type="currency" office:currency="USD" office:value="1.9" calcext:value-type="currency">
            <text:p>$1.900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, C7, C9, 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L05A105KQ5NNNC</text:p>
          </table:table-cell>
          <table:table-cell/>
          <table:table-cell office:value-type="string" calcext:value-type="string">
            <text:p>https://lcsc.com/product-detail/Multilayer-Ceramic-Capacitors-MLCC-SMD-SMT_Samsung-Electro-Mechanics-CL05A105KQ5NNNC_C107372.html</text:p>
          </table:table-cell>
          <table:table-cell office:value-type="currency" office:currency="USD" office:value="1.64" calcext:value-type="currency">
            <text:p>$1.640</text:p>
          </table:table-cell>
          <table:table-cell table:formula="of:=[.I12]*[.B12]" office:value-type="currency" office:currency="USD" office:value="6.56" calcext:value-type="currency">
            <text:p>$6.560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5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JMK107ABJ106KA-T</text:p>
          </table:table-cell>
          <table:table-cell office:value-type="string" calcext:value-type="string">
            <text:p>C1608X5R0J106K080AB</text:p>
          </table:table-cell>
          <table:table-cell office:value-type="string" calcext:value-type="string">
            <text:p>https://lcsc.com/product-detail/Others_Taiyo-Yuden_JMK107ABJ106KA-T_Taiyo-Yuden-JMK107ABJ106KA-T_C319196.html</text:p>
          </table:table-cell>
          <table:table-cell office:value-type="currency" office:currency="USD" office:value="10.3" calcext:value-type="currency">
            <text:p>$10.300</text:p>
          </table:table-cell>
          <table:table-cell table:formula="of:=[.I13]*[.B13]" office:value-type="currency" office:currency="USD" office:value="20.6" calcext:value-type="currency">
            <text:p>$20.600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8, C10, C11, C15, C17, C18, C19, C21, C25, C30, C58, C60, C61, C62, C63, C6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7BB104</text:p>
          </table:table-cell>
          <table:table-cell/>
          <table:table-cell office:value-type="string" calcext:value-type="string">
            <text:p>https://lcsc.com/product-detail/Multilayer-Ceramic-Capacitors-MLCC-SMD-SMT_YAGEO-CC0402KRX7R7BB104_C60474.html</text:p>
          </table:table-cell>
          <table:table-cell office:value-type="currency" office:currency="USD" office:value="0.82" calcext:value-type="currency">
            <text:p>$0.820</text:p>
          </table:table-cell>
          <table:table-cell table:formula="of:=[.I14]*[.B14]" office:value-type="currency" office:currency="USD" office:value="13.12" calcext:value-type="currency">
            <text:p>$13.12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MRX5R5BB226</text:p>
          </table:table-cell>
          <table:table-cell office:value-type="string" calcext:value-type="string">
            <text:p>JMK107BBJ226MA</text:p>
          </table:table-cell>
          <table:table-cell office:value-type="string" calcext:value-type="string">
            <text:p>https://lcsc.com/product-detail/Multilayer-Ceramic-Capacitors-MLCC-SMD-SMT_22uF-226-20-6-3V_C109448.html</text:p>
          </table:table-cell>
          <table:table-cell office:value-type="currency" office:currency="USD" office:value="25.97" calcext:value-type="currency">
            <text:p>$25.970</text:p>
          </table:table-cell>
          <table:table-cell table:formula="of:=[.I15]*[.B15]" office:value-type="currency" office:currency="USD" office:value="25.97" calcext:value-type="currency">
            <text:p>$25.970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4, C16, C2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L10A475KO8NNNC</text:p>
          </table:table-cell>
          <table:table-cell office:value-type="string" calcext:value-type="string">
            <text:p>C1608X5R1C475K080AC</text:p>
          </table:table-cell>
          <table:table-cell office:value-type="string" calcext:value-type="string">
            <text:p>https://lcsc.com/product-detail/Multilayer-Ceramic-Capacitors-MLCC-SMD-SMT_SAMSUNG_CL10A475KO8NNNC_4-7uF-475-10-16V_C19666.html</text:p>
          </table:table-cell>
          <table:table-cell office:value-type="currency" office:currency="USD" office:value="10.41" calcext:value-type="currency">
            <text:p>$10.410</text:p>
          </table:table-cell>
          <table:table-cell table:formula="of:=[.I16]*[.B16]" office:value-type="currency" office:currency="USD" office:value="31.23" calcext:value-type="currency">
            <text:p>$31.230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0, C22, C2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FRNPO9BN330</text:p>
          </table:table-cell>
          <table:table-cell office:value-type="string" calcext:value-type="string">
            <text:p>CC0402JRNPO9BN330</text:p>
          </table:table-cell>
          <table:table-cell office:value-type="string" calcext:value-type="string">
            <text:p>https://lcsc.com/product-detail/Others_YAGEO-CC0402FRNPO9BN330_C327064.html</text:p>
          </table:table-cell>
          <table:table-cell office:value-type="currency" office:currency="USD" office:value="6.2" calcext:value-type="currency">
            <text:p>$6.200</text:p>
          </table:table-cell>
          <table:table-cell table:formula="of:=[.I17]*[.B17]" office:value-type="currency" office:currency="USD" office:value="18.6" calcext:value-type="currency">
            <text:p>$18.600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JRNPO9BN470</text:p>
          </table:table-cell>
          <table:table-cell/>
          <table:table-cell office:value-type="string" calcext:value-type="string">
            <text:p>https://lcsc.com/product-detail/Multilayer-Ceramic-Capacitors-MLCC-SMD-SMT_YAGEO-CC0402JRNPO9BN470_C60137.html</text:p>
          </table:table-cell>
          <table:table-cell office:value-type="currency" office:currency="USD" office:value="1.18" calcext:value-type="currency">
            <text:p>$1.180</text:p>
          </table:table-cell>
          <table:table-cell table:formula="of:=[.I18]*[.B18]" office:value-type="currency" office:currency="USD" office:value="1.18" calcext:value-type="currency">
            <text:p>$1.180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8BB473</text:p>
          </table:table-cell>
          <table:table-cell/>
          <table:table-cell office:value-type="string" calcext:value-type="string">
            <text:p>https://lcsc.com/product-detail/Multilayer-Ceramic-Capacitors-MLCC-SMD-SMT_YAGEO-CC0402KRX7R8BB473_C107020.html</text:p>
          </table:table-cell>
          <table:table-cell office:value-type="currency" office:currency="USD" office:value="2.8" calcext:value-type="currency">
            <text:p>$2.800</text:p>
          </table:table-cell>
          <table:table-cell table:formula="of:=[.I19]*[.B19]" office:value-type="currency" office:currency="USD" office:value="2.8" calcext:value-type="currency">
            <text:p>$2.800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JRNPO9BN680</text:p>
          </table:table-cell>
          <table:table-cell/>
          <table:table-cell office:value-type="string" calcext:value-type="string">
            <text:p>https://lcsc.com/product-detail/Multilayer-Ceramic-Capacitors-MLCC-SMD-SMT_YAGEO-CC0402JRNPO9BN680_C107009.html</text:p>
          </table:table-cell>
          <table:table-cell office:value-type="currency" office:currency="USD" office:value="1.41" calcext:value-type="currency">
            <text:p>$1.410</text:p>
          </table:table-cell>
          <table:table-cell table:formula="of:=[.I20]*[.B20]" office:value-type="currency" office:currency="USD" office:value="1.41" calcext:value-type="currency">
            <text:p>$1.410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KRX7R7BB474</text:p>
          </table:table-cell>
          <table:table-cell/>
          <table:table-cell office:value-type="string" calcext:value-type="string">
            <text:p>https://lcsc.com/product-detail/Multilayer-Ceramic-Capacitors-MLCC-SMD-SMT_YAGEO-CC0603KRX7R7BB474_C106851.html</text:p>
          </table:table-cell>
          <table:table-cell office:value-type="currency" office:currency="USD" office:value="6.07" calcext:value-type="currency">
            <text:p>$6.070</text:p>
          </table:table-cell>
          <table:table-cell table:formula="of:=[.I21]*[.B21]" office:value-type="currency" office:currency="USD" office:value="6.07" calcext:value-type="currency">
            <text:p>$6.070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1, C38, C45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2R7</text:p>
          </table:table-cell>
          <table:table-cell/>
          <table:table-cell office:value-type="string" calcext:value-type="string">
            <text:p>https://lcsc.com/product-detail/Multilayer-Ceramic-Capacitors-MLCC-SMD-SMT_YAGEO-CC0402BRNPO9BN2R7_C326937.html</text:p>
          </table:table-cell>
          <table:table-cell office:value-type="currency" office:currency="USD" office:value="2.04" calcext:value-type="currency">
            <text:p>$2.040</text:p>
          </table:table-cell>
          <table:table-cell table:formula="of:=[.I22]*[.B22]" office:value-type="currency" office:currency="USD" office:value="6.12" calcext:value-type="currency">
            <text:p>$6.120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3.6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0402N3R6B500</text:p>
          </table:table-cell>
          <table:table-cell office:value-type="string" calcext:value-type="string">
            <text:p>CC0402BRNPO9BN3R6</text:p>
          </table:table-cell>
          <table:table-cell office:value-type="string" calcext:value-type="string">
            <text:p>https://lcsc.com/product-detail/Multilayer-Ceramic-Capacitors-MLCC-SMD-SMT_Walsin-Tech-Corp-0402N3R6B500_C123485.html</text:p>
          </table:table-cell>
          <table:table-cell office:value-type="currency" office:currency="USD" office:value="3.29" calcext:value-type="currency">
            <text:p>$3.290</text:p>
          </table:table-cell>
          <table:table-cell table:formula="of:=[.I23]*[.B23]" office:value-type="currency" office:currency="USD" office:value="3.29" calcext:value-type="currency">
            <text:p>$3.290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3, C34, C42, C4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GRNPO9BN330</text:p>
          </table:table-cell>
          <table:table-cell/>
          <table:table-cell office:value-type="string" calcext:value-type="string">
            <text:p>https://lcsc.com/product-detail/Multilayer-Ceramic-Capacitors-MLCC-SMD-SMT_YAGEO-CC0402GRNPO9BN330_C325461.html</text:p>
          </table:table-cell>
          <table:table-cell office:value-type="currency" office:currency="USD" office:value="4.14" calcext:value-type="currency">
            <text:p>$4.140</text:p>
          </table:table-cell>
          <table:table-cell table:formula="of:=[.I24]*[.B24]" office:value-type="currency" office:currency="USD" office:value="16.56" calcext:value-type="currency">
            <text:p>$16.560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6, C47, C50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5R6</text:p>
          </table:table-cell>
          <table:table-cell/>
          <table:table-cell office:value-type="string" calcext:value-type="string">
            <text:p>https://lcsc.com/product-detail/Multilayer-Ceramic-Capacitors-MLCC-SMD-SMT_YAGEO-CC0402BRNPO9BN5R6_C505468.html</text:p>
          </table:table-cell>
          <table:table-cell office:value-type="currency" office:currency="USD" office:value="2.16" calcext:value-type="currency">
            <text:p>$2.160</text:p>
          </table:table-cell>
          <table:table-cell table:formula="of:=[.I25]*[.B25]" office:value-type="currency" office:currency="USD" office:value="6.48" calcext:value-type="currency">
            <text:p>$6.480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6R8</text:p>
          </table:table-cell>
          <table:table-cell/>
          <table:table-cell office:value-type="string" calcext:value-type="string">
            <text:p>https://lcsc.com/product-detail/Multilayer-Ceramic-Capacitors-MLCC-SMD-SMT_YAGEO-CC0402BRNPO9BN6R8_C327291.html</text:p>
          </table:table-cell>
          <table:table-cell office:value-type="currency" office:currency="USD" office:value="2.12" calcext:value-type="currency">
            <text:p>$2.120</text:p>
          </table:table-cell>
          <table:table-cell table:formula="of:=[.I26]*[.B26]" office:value-type="currency" office:currency="USD" office:value="2.12" calcext:value-type="currency">
            <text:p>$2.120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2.4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2R4</text:p>
          </table:table-cell>
          <table:table-cell/>
          <table:table-cell office:value-type="string" calcext:value-type="string">
            <text:p>https://lcsc.com/product-detail/Multilayer-Ceramic-Capacitors-MLCC-SMD-SMT_YAGEO-CC0402BRNPO9BN2R4_C541334.html</text:p>
          </table:table-cell>
          <table:table-cell office:value-type="currency" office:currency="USD" office:value="3.48" calcext:value-type="currency">
            <text:p>$3.480</text:p>
          </table:table-cell>
          <table:table-cell table:formula="of:=[.I27]*[.B27]" office:value-type="currency" office:currency="USD" office:value="3.48" calcext:value-type="currency">
            <text:p>$3.480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3R3</text:p>
          </table:table-cell>
          <table:table-cell/>
          <table:table-cell office:value-type="string" calcext:value-type="string">
            <text:p>https://lcsc.com/product-detail/Multilayer-Ceramic-Capacitors-MLCC-SMD-SMT_YAGEO-CC0402BRNPO9BN3R3_C327287.html</text:p>
          </table:table-cell>
          <table:table-cell office:value-type="currency" office:currency="USD" office:value="2.12" calcext:value-type="currency">
            <text:p>$2.120</text:p>
          </table:table-cell>
          <table:table-cell table:formula="of:=[.I28]*[.B28]" office:value-type="currency" office:currency="USD" office:value="2.12" calcext:value-type="currency">
            <text:p>$2.120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3R9</text:p>
          </table:table-cell>
          <table:table-cell/>
          <table:table-cell office:value-type="string" calcext:value-type="string">
            <text:p>https://lcsc.com/product-detail/Multilayer-Ceramic-Capacitors-MLCC-SMD-SMT_YAGEO-CC0402BRNPO9BN3R9_C505474.html</text:p>
          </table:table-cell>
          <table:table-cell office:value-type="currency" office:currency="USD" office:value="2.11" calcext:value-type="currency">
            <text:p>$2.110</text:p>
          </table:table-cell>
          <table:table-cell table:formula="of:=[.I29]*[.B29]" office:value-type="currency" office:currency="USD" office:value="2.11" calcext:value-type="currency">
            <text:p>$2.110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4, C48, C49, C5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7BB102</text:p>
          </table:table-cell>
          <table:table-cell/>
          <table:table-cell office:value-type="string" calcext:value-type="string">
            <text:p>https://lcsc.com/product-detail/Multilayer-Ceramic-Capacitors-MLCC-SMD-SMT_YAGEO-CC0402KRX7R7BB102_C189467.html</text:p>
          </table:table-cell>
          <table:table-cell office:value-type="currency" office:currency="USD" office:value="0.77" calcext:value-type="currency">
            <text:p>$0.770</text:p>
          </table:table-cell>
          <table:table-cell table:formula="of:=[.I30]*[.B30]" office:value-type="currency" office:currency="USD" office:value="3.08" calcext:value-type="currency">
            <text:p>$3.080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1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1R3</text:p>
          </table:table-cell>
          <table:table-cell/>
          <table:table-cell office:value-type="string" calcext:value-type="string">
            <text:p>https://lcsc.com/product-detail/Multilayer-Ceramic-Capacitors-MLCC-SMD-SMT_YAGEO-CC0402BRNPO9BN1R3_C327229.html</text:p>
          </table:table-cell>
          <table:table-cell office:value-type="currency" office:currency="USD" office:value="3.84" calcext:value-type="currency">
            <text:p>$3.840</text:p>
          </table:table-cell>
          <table:table-cell table:formula="of:=[.I31]*[.B31]" office:value-type="currency" office:currency="USD" office:value="3.84" calcext:value-type="currency">
            <text:p>$3.840</text:p>
          </table: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52, C53, C54, C55, C56, C57</text:p>
          </table:table-cell>
          <table:table-cell table:style-name="ce3" office:value-type="string" calcext:value-type="string">
            <text:p>DNM</text:p>
          </table:table-cell>
          <table:table-cell table:style-name="ce8" office:value-type="string" calcext:value-type="string">
            <text:p>Capacitor_SMD:C_0402_1005Metric</text:p>
          </table:table-cell>
          <table:table-cell table:style-name="ce3" office:value-type="string" calcext:value-type="string">
            <text:p>DNM</text:p>
          </table:table-cell>
          <table:table-cell table:style-name="ce3" office:value-type="string" calcext:value-type="string">
            <text:p>CC0402JRNPO9BN330</text:p>
          </table:table-cell>
          <table:table-cell table:style-name="ce8" office:value-type="string" calcext:value-type="string">
            <text:p>https://lcsc.com/product-detail/Multilayer-Ceramic-Capacitors-MLCC-SMD-SMT_YAGEO-CC0402JRNPO9BN330_C107005.html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32]*[.B32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5, C6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7BB104</text:p>
          </table:table-cell>
          <table:table-cell/>
          <table:table-cell office:value-type="string" calcext:value-type="string">
            <text:p>https://lcsc.com/product-detail/Multilayer-Ceramic-Capacitors-MLCC-SMD-SMT_YAGEO-CC0402KRX7R7BB104_C60474.html</text:p>
          </table:table-cell>
          <table:table-cell office:value-type="currency" office:currency="USD" office:value="7.07" calcext:value-type="currency">
            <text:p>$7.070</text:p>
          </table:table-cell>
          <table:table-cell table:formula="of:=[.I33]*[.B33]" office:value-type="currency" office:currency="USD" office:value="14.14" calcext:value-type="currency">
            <text:p>$14.140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ESD5V0S1BA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PESD5V0S1BA,115</text:p>
          </table:table-cell>
          <table:table-cell/>
          <table:table-cell office:value-type="string" calcext:value-type="string">
            <text:p>https://lcsc.com/product-detail/TVS_Nexperia-PESD5V0S1BA-115_C19224.html</text:p>
          </table:table-cell>
          <table:table-cell office:value-type="currency" office:currency="USD" office:value="15.48" calcext:value-type="currency">
            <text:p>$15.480</text:p>
          </table:table-cell>
          <table:table-cell table:formula="of:=[.I34]*[.B34]" office:value-type="currency" office:currency="USD" office:value="15.48" calcext:value-type="currency">
            <text:p>$15.480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WSF-7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1N4148WSF-7</text:p>
          </table:table-cell>
          <table:table-cell/>
          <table:table-cell office:value-type="string" calcext:value-type="string">
            <text:p>https://lcsc.com/product-detail/Switching-Diode_Diodes-Incorporated-1N4148WSF-7_C119617.html</text:p>
          </table:table-cell>
          <table:table-cell office:value-type="currency" office:currency="USD" office:value="18.12" calcext:value-type="currency">
            <text:p>$18.120</text:p>
          </table:table-cell>
          <table:table-cell table:formula="of:=[.I35]*[.B35]" office:value-type="currency" office:currency="USD" office:value="18.12" calcext:value-type="currency">
            <text:p>$18.120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M-B2020RGBA</text:p>
          </table:table-cell>
          <table:table-cell office:value-type="string" calcext:value-type="string">
            <text:p>LED_SMD:LED_Cree-PLCC4_2x2mm_CW</text:p>
          </table:table-cell>
          <table:table-cell office:value-type="string" calcext:value-type="string">
            <text:p>FM-B2020RGBA-HG</text:p>
          </table:table-cell>
          <table:table-cell/>
          <table:table-cell office:value-type="string" calcext:value-type="string">
            <text:p>https://lcsc.com/product-detail/Light-Emitting-Diodes-LED_Foshan-NationStar-Optoelectronics-FM-B2020RGBA-HG_C108793.html</text:p>
          </table:table-cell>
          <table:table-cell office:value-type="currency" office:currency="USD" office:value="18.14" calcext:value-type="currency">
            <text:p>$18.140</text:p>
          </table:table-cell>
          <table:table-cell table:formula="of:=[.I36]*[.B36]" office:value-type="currency" office:currency="USD" office:value="18.14" calcext:value-type="currency">
            <text:p>$18.140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ESD9D5V</text:p>
          </table:table-cell>
          <table:table-cell table:number-columns-repeated="2" office:value-type="string" calcext:value-type="string">
            <text:p>Diode_SMD:D_SOD-923</text:p>
          </table:table-cell>
          <table:table-cell/>
          <table:table-cell office:value-type="string" calcext:value-type="string">
            <text:p>https://lcsc.com/product-detail/TVS_Leiditech-ESD9D5V_C384848.html</text:p>
          </table:table-cell>
          <table:table-cell office:value-type="currency" office:currency="USD" office:value="20.53" calcext:value-type="currency">
            <text:p>$20.530</text:p>
          </table:table-cell>
          <table:table-cell table:formula="of:=[.I37]*[.B37]" office:value-type="currency" office:currency="USD" office:value="41.06" calcext:value-type="currency">
            <text:p>$41.060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13V 1A</text:p>
          </table:table-cell>
          <table:table-cell office:value-type="string" calcext:value-type="string">
            <text:p>Fuse:Fuse_1210_3225Metric_Castellated</text:p>
          </table:table-cell>
          <table:table-cell office:value-type="string" calcext:value-type="string">
            <text:p>SMD1210-050</text:p>
          </table:table-cell>
          <table:table-cell/>
          <table:table-cell office:value-type="string" calcext:value-type="string">
            <text:p>https://lcsc.com/product-detail/PTC-Resettable-Fuses_TECHFUSE-SMD1210-050_C70094.html</text:p>
          </table:table-cell>
          <table:table-cell office:value-type="currency" office:currency="USD" office:value="38.33" calcext:value-type="currency">
            <text:p>$38.330</text:p>
          </table:table-cell>
          <table:table-cell table:formula="of:=[.I38]*[.B38]" office:value-type="currency" office:currency="USD" office:value="38.33" calcext:value-type="currency">
            <text:p>$38.330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600R @100MHz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BLM18AG601SN1D</text:p>
          </table:table-cell>
          <table:table-cell/>
          <table:table-cell office:value-type="string" calcext:value-type="string">
            <text:p>https://lcsc.com/product-detail/Ferrite-Beads_Murata-Electronics-BLM18AG601SN1D_C19330.html</text:p>
          </table:table-cell>
          <table:table-cell office:value-type="currency" office:currency="USD" office:value="5.84" calcext:value-type="currency">
            <text:p>$5.840</text:p>
          </table:table-cell>
          <table:table-cell table:formula="of:=[.I39]*[.B39]" office:value-type="currency" office:currency="USD" office:value="5.84" calcext:value-type="currency">
            <text:p>$5.840</text:p>
          </table:table-cell>
          <table:table-cell table:number-columns-repeated="101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ID1, FID2</text:p>
          </table:table-cell>
          <table:table-cell table:style-name="ce3" office:value-type="string" calcext:value-type="string">
            <text:p>Fiducial</text:p>
          </table:table-cell>
          <table:table-cell table:style-name="ce8" office:value-type="string" calcext:value-type="string">
            <text:p>Fiducial:Fiducial_0.5mm_Mask1.5mm</text:p>
          </table:table-cell>
          <table:table-cell table:style-name="ce3" office:value-type="string" calcext:value-type="string">
            <text:p>~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40]*[.B40]" office:value-type="currency" office:currency="USD" office:value="0" calcext:value-type="currency">
            <text:p>$0.000</text:p>
          </table:table-cell>
          <table:table-cell table:style-name="ce8" table:number-columns-repeated="101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1, H2</text:p>
          </table:table-cell>
          <table:table-cell table:style-name="ce3" office:value-type="string" calcext:value-type="string">
            <text:p>MountingHole</text:p>
          </table:table-cell>
          <table:table-cell table:style-name="ce8" office:value-type="string" calcext:value-type="string">
            <text:p>MountingHole:MountingHole_2.5mm</text:p>
          </table:table-cell>
          <table:table-cell table:style-name="ce3" office:value-type="string" calcext:value-type="string">
            <text:p>~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41]*[.B41]" office:value-type="currency" office:currency="USD" office:value="0" calcext:value-type="currency">
            <text:p>$0.000</text:p>
          </table:table-cell>
          <table:table-cell table:style-name="ce8" table:number-columns-repeated="1014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J1, J3, J5, J6</text:p>
          </table:table-cell>
          <table:table-cell table:style-name="ce21" office:value-type="string" calcext:value-type="string">
            <text:p>S1001-46R</text:p>
          </table:table-cell>
          <table:table-cell table:style-name="ce24" office:value-type="string" calcext:value-type="string">
            <text:p>node-lib-v1:RF_Shield_Clip_S1001-46R</text:p>
          </table:table-cell>
          <table:table-cell table:style-name="ce21" office:value-type="string" calcext:value-type="string">
            <text:p>S1001-46R</text:p>
          </table:table-cell>
          <table:table-cell table:style-name="ce24"/>
          <table:table-cell table:style-name="ce24" office:value-type="string" calcext:value-type="string">
            <text:p>https://www.digikey.com/short/zwbq0r</text:p>
          </table:table-cell>
          <table:table-cell table:style-name="ce15" office:value-type="currency" office:currency="USD" office:value="154.8" calcext:value-type="currency">
            <text:p>$154.800</text:p>
          </table:table-cell>
          <table:table-cell table:style-name="ce15" table:formula="of:=[.I42]*[.B42]" office:value-type="currency" office:currency="USD" office:value="619.2" calcext:value-type="currency">
            <text:p>$619.200</text:p>
          </table:table-cell>
          <table:table-cell table:style-name="ce15" table:number-columns-repeated="2"/>
          <table:table-cell table:style-name="ce15" office:value-type="string" calcext:value-type="string">
            <text:p>Est. Price</text:p>
          </table:table-cell>
          <table:table-cell table:style-name="ce24"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-PH</text:p>
          </table:table-cell>
          <table:table-cell office:value-type="string" calcext:value-type="string">
            <text:p>Connector_JST:JST_PH_S2B-PH-SM4-TB_1x02-1MP_P2.00mm_Horizontal</text:p>
          </table:table-cell>
          <table:table-cell office:value-type="string" calcext:value-type="string">
            <text:p>S2B-PH-SM4-TB(LF)(SN)</text:p>
          </table:table-cell>
          <table:table-cell/>
          <table:table-cell office:value-type="string" calcext:value-type="string">
            <text:p>https://lcsc.com/product-detail/Wire-To-Board-Wire-To-Wire-Connector_JST-Sales-America-S2B-PH-SM4-TB-LF-SN_C295747.html</text:p>
          </table:table-cell>
          <table:table-cell office:value-type="currency" office:currency="USD" office:value="98.9" calcext:value-type="currency">
            <text:p>$98.900</text:p>
          </table:table-cell>
          <table:table-cell table:formula="of:=[.I43]*[.B43]" office:value-type="currency" office:currency="USD" office:value="98.9" calcext:value-type="currency">
            <text:p>$98.900</text:p>
          </table:table-cell>
          <table:table-cell table:number-columns-repeated="1014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J4</text:p>
          </table:table-cell>
          <table:table-cell table:style-name="ce21" office:value-type="string" calcext:value-type="string">
            <text:p>RF_Shield_One_Piece_No_Pad</text:p>
          </table:table-cell>
          <table:table-cell table:style-name="ce24" office:value-type="string" calcext:value-type="string">
            <text:p>node-lib-v1:Harwin_S02-30200250_30x20mm</text:p>
          </table:table-cell>
          <table:table-cell table:style-name="ce21" office:value-type="string" calcext:value-type="string">
            <text:p>S02-30200250</text:p>
          </table:table-cell>
          <table:table-cell table:style-name="ce24"/>
          <table:table-cell table:style-name="ce24" office:value-type="string" calcext:value-type="string">
            <text:p>https://www.digikey.com/short/zwbq0z</text:p>
          </table:table-cell>
          <table:table-cell table:style-name="ce15" office:value-type="currency" office:currency="USD" office:value="1500" calcext:value-type="currency">
            <text:p>$1,500.000</text:p>
          </table:table-cell>
          <table:table-cell table:style-name="ce15" table:formula="of:=[.I44]*[.B44]" office:value-type="currency" office:currency="USD" office:value="1500" calcext:value-type="currency">
            <text:p>$1,500.000</text:p>
          </table:table-cell>
          <table:table-cell table:style-name="ce15"/>
          <table:table-cell table:style-name="ce24"/>
          <table:table-cell table:style-name="ce15" office:value-type="string" calcext:value-type="string">
            <text:p>Est. Price</text:p>
          </table:table-cell>
          <table:table-cell table:style-name="ce24"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U.FL/iPEX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string" calcext:value-type="string">
            <text:p>U.FL-R-SMT-1(10)</text:p>
          </table:table-cell>
          <table:table-cell/>
          <table:table-cell office:value-type="string" calcext:value-type="string">
            <text:p>https://lcsc.com/product-detail/RF-Connectors-Coaxial-Connectors_HRS-Hirose-U-FL-R-SMT-1-10_C88373.html</text:p>
          </table:table-cell>
          <table:table-cell office:value-type="currency" office:currency="USD" office:value="91.8" calcext:value-type="currency">
            <text:p>$91.800</text:p>
          </table:table-cell>
          <table:table-cell table:formula="of:=[.I45]*[.B45]" office:value-type="currency" office:currency="USD" office:value="91.8" calcext:value-type="currency">
            <text:p>$91.800</text:p>
          </table:table-cell>
          <table:table-cell table:number-columns-repeated="1014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4P_2.54mm_PinHeader_SMD</text:p>
          </table:table-cell>
          <table:table-cell table:style-name="ce8" office:value-type="string" calcext:value-type="string">
            <text:p>Connector_PinHeader_2.54mm:PinHeader_1x04_P2.54mm_Vertical</text:p>
          </table:table-cell>
          <table:table-cell table:style-name="ce3" office:value-type="string" calcext:value-type="string">
            <text:p>DNM</text:p>
          </table:table-cell>
          <table:table-cell table:style-name="ce3" office:value-type="string" calcext:value-type="string">
            <text:p>~</text:p>
          </table:table-cell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46]*[.B46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9</text:p>
          </table:table-cell>
          <table:table-cell table:style-name="ce3" office:value-type="string" calcext:value-type="string">
            <text:p>STDC14</text:p>
          </table:table-cell>
          <table:table-cell table:style-name="ce8" office:value-type="string" calcext:value-type="string">
            <text:p>node-lib-v1:PinHeader_2x07_P1.27mm_Vertical_SMD</text:p>
          </table:table-cell>
          <table:table-cell table:style-name="ce3" office:value-type="string" calcext:value-type="string">
            <text:p>DNM</text:p>
          </table:table-cell>
          <table:table-cell table:style-name="ce3" office:value-type="string" calcext:value-type="string">
            <text:p>FTSH-107-01-F-DV-K</text:p>
          </table:table-cell>
          <table:table-cell table:style-name="ce8" office:value-type="string" calcext:value-type="string">
            <text:p>https://www.digikey.com/short/zwbqdv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47]*[.B47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Qwiic</text:p>
          </table:table-cell>
          <table:table-cell table:style-name="ce9" office:value-type="string" calcext:value-type="string">
            <text:p>Connector_JST:JST_SH_SM04B-SRSS-TB_1x04-1MP_P1.00mm_Horizontal</text:p>
          </table:table-cell>
          <table:table-cell table:style-name="ce4" office:value-type="string" calcext:value-type="string">
            <text:p>SM04B-SRSS-TB(LF)(SN)</text:p>
          </table:table-cell>
          <table:table-cell table:style-name="ce4"/>
          <table:table-cell table:style-name="ce9" office:value-type="string" calcext:value-type="string">
            <text:p>https://lcsc.com/product-detail/Wire-To-Board-Wire-To-Wire-Connector_JST-Sales-America-SM04B-SRSS-TB-LF-SN_C160404.html</text:p>
          </table:table-cell>
          <table:table-cell table:style-name="ce14" office:value-type="currency" office:currency="USD" office:value="85" calcext:value-type="currency">
            <text:p>$85.000</text:p>
          </table:table-cell>
          <table:table-cell table:style-name="ce14" table:formula="of:=[.I48]*[.B48]" office:value-type="currency" office:currency="USD" office:value="85" calcext:value-type="currency">
            <text:p>$85.000</text:p>
          </table:table-cell>
          <table:table-cell table:style-name="ce9" table:number-columns-repeated="54"/>
          <table:table-cell table:number-columns-repeated="96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1</text:p>
          </table:table-cell>
          <table:table-cell table:style-name="ce3" office:value-type="string" calcext:value-type="string">
            <text:p>MISO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49]*[.B49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2</text:p>
          </table:table-cell>
          <table:table-cell table:style-name="ce3" office:value-type="string" calcext:value-type="string">
            <text:p>SCK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0]*[.B50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MOSI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1]*[.B51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GPIO2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2]*[.B52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GPIO1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3]*[.B53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6</text:p>
          </table:table-cell>
          <table:table-cell table:style-name="ce3" office:value-type="string" calcext:value-type="string">
            <text:p>DEBUG_PIN_TH</text:p>
          </table:table-cell>
          <table:table-cell table:style-name="ce8" office:value-type="string" calcext:value-type="string">
            <text:p>Connector_PinSocket_2.54mm:PinSocket_2x04_P2.54mm_Vertical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4]*[.B54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VCC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5]*[.B55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VCC_SENSORS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6]*[.B56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19</text:p>
          </table:table-cell>
          <table:table-cell table:style-name="ce3" office:value-type="string" calcext:value-type="string">
            <text:p>VCC LS2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7]*[.B57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20</text:p>
          </table:table-cell>
          <table:table-cell table:style-name="ce3" office:value-type="string" calcext:value-type="string">
            <text:p>GND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8]*[.B58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21</text:p>
          </table:table-cell>
          <table:table-cell table:style-name="ce3" office:value-type="string" calcext:value-type="string">
            <text:p>GPIO4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59]*[.B59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22</text:p>
          </table:table-cell>
          <table:table-cell table:style-name="ce3" office:value-type="string" calcext:value-type="string">
            <text:p>GPIO3</text:p>
          </table:table-cell>
          <table:table-cell table:style-name="ce8" office:value-type="string" calcext:value-type="string">
            <text:p>TestPoint:TestPoint_Pad_D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0]*[.B60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VDD_RF_SW</text:p>
          </table:table-cell>
          <table:table-cell table:style-name="ce8" office:value-type="string" calcext:value-type="string">
            <text:p>Jumper:SolderJumper-3_P1.3mm_Bridged12_RoundedPad1.0x1.5mm_NumberLabels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1]*[.B61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2</text:p>
          </table:table-cell>
          <table:table-cell table:style-name="ce3" office:value-type="string" calcext:value-type="string">
            <text:p>BUZZ_KILL</text:p>
          </table:table-cell>
          <table:table-cell table:style-name="ce8" office:value-type="string" calcext:value-type="string">
            <text:p>Jumper:SolderJumper-2_P1.3mm_Bridged2Bar_RoundedPad1.0x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2]*[.B62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3</text:p>
          </table:table-cell>
          <table:table-cell table:style-name="ce3" office:value-type="string" calcext:value-type="string">
            <text:p>SDA2_CUT</text:p>
          </table:table-cell>
          <table:table-cell table:style-name="ce8" office:value-type="string" calcext:value-type="string">
            <text:p>Jumper:SolderJumper-2_P1.3mm_Bridged2Bar_RoundedPad1.0x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3]*[.B63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4</text:p>
          </table:table-cell>
          <table:table-cell table:style-name="ce3" office:value-type="string" calcext:value-type="string">
            <text:p>I2C2_VCC_SLCT</text:p>
          </table:table-cell>
          <table:table-cell table:style-name="ce8" office:value-type="string" calcext:value-type="string">
            <text:p>Jumper:SolderJumper-3_P1.3mm_Bridged12_RoundedPad1.0x1.5mm_NumberLabels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4]*[.B64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5</text:p>
          </table:table-cell>
          <table:table-cell table:style-name="ce3" office:value-type="string" calcext:value-type="string">
            <text:p>SCL2_CUT</text:p>
          </table:table-cell>
          <table:table-cell table:style-name="ce8" office:value-type="string" calcext:value-type="string">
            <text:p>Jumper:SolderJumper-2_P1.3mm_Bridged2Bar_RoundedPad1.0x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5]*[.B65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6</text:p>
          </table:table-cell>
          <table:table-cell table:style-name="ce3" office:value-type="string" calcext:value-type="string">
            <text:p>BOOT0</text:p>
          </table:table-cell>
          <table:table-cell table:style-name="ce8" office:value-type="string" calcext:value-type="string">
            <text:p>Connector_PinHeader_1.27mm:PinHeader_1x02_P1.27mm_Horizontal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6]*[.B66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P7</text:p>
          </table:table-cell>
          <table:table-cell table:style-name="ce3" office:value-type="string" calcext:value-type="string">
            <text:p>BTN_CUT</text:p>
          </table:table-cell>
          <table:table-cell table:style-name="ce8" office:value-type="string" calcext:value-type="string">
            <text:p>Jumper:SolderJumper-2_P1.3mm_Bridged2Bar_RoundedPad1.0x1.5mm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67]*[.B67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node-lib-v1:L_HPC4012TF-2R2M</text:p>
          </table:table-cell>
          <table:table-cell office:value-type="string" calcext:value-type="string">
            <text:p>HPC4012TF-2R2M</text:p>
          </table:table-cell>
          <table:table-cell/>
          <table:table-cell office:value-type="string" calcext:value-type="string">
            <text:p>https://lcsc.com/product-detail/Power-Inductors_TAI-TECH-HPC4012TF-2R2M_C357047.html</text:p>
          </table:table-cell>
          <table:table-cell office:value-type="currency" office:currency="USD" office:value="51.5" calcext:value-type="currency">
            <text:p>$51.500</text:p>
          </table:table-cell>
          <table:table-cell table:formula="of:=[.I68]*[.B68]" office:value-type="currency" office:currency="USD" office:value="51.5" calcext:value-type="currency">
            <text:p>$51.500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, L9</text:p>
          </table:table-cell>
          <table:table-cell office:value-type="string" calcext:value-type="string">
            <text:p>3.3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3N3C80D</text:p>
          </table:table-cell>
          <table:table-cell/>
          <table:table-cell office:value-type="string" calcext:value-type="string">
            <text:p>https://www.digikey.com/short/zwbq2m</text:p>
          </table:table-cell>
          <table:table-cell office:value-type="currency" office:currency="USD" office:value="91.35" calcext:value-type="currency">
            <text:p>$91.350</text:p>
          </table:table-cell>
          <table:table-cell table:formula="of:=[.I69]*[.B69]" office:value-type="currency" office:currency="USD" office:value="182.7" calcext:value-type="currency">
            <text:p>$182.700</text:p>
          </table:table-cell>
          <table:table-cell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3N6C10D</text:p>
          </table:table-cell>
          <table:table-cell/>
          <table:table-cell office:value-type="string" calcext:value-type="string">
            <text:p>https://lcsc.com/product-detail/Inductors-SMD_Murata-Electronics-LQW15AN3N6C10D_C408158.html</text:p>
          </table:table-cell>
          <table:table-cell office:value-type="currency" office:currency="USD" office:value="31.8" calcext:value-type="currency">
            <text:p>$31.800</text:p>
          </table:table-cell>
          <table:table-cell table:formula="of:=[.I70]*[.B70]" office:value-type="currency" office:currency="USD" office:value="31.8" calcext:value-type="currency">
            <text:p>$31.800</text:p>
          </table:table-cell>
          <table:table-cell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LZ2012M150W</text:p>
          </table:table-cell>
          <table:table-cell/>
          <table:table-cell office:value-type="string" calcext:value-type="string">
            <text:p><text:a xlink:href="https://www.digikey.com/short/zwbrfq" xlink:type="simple">https://www.digikey.com/short/zwbrfq</text:a></text:p>
          </table:table-cell>
          <table:table-cell office:value-type="currency" office:currency="USD" office:value="52.5" calcext:value-type="currency">
            <text:p>$52.500</text:p>
          </table:table-cell>
          <table:table-cell table:formula="of:=[.I71]*[.B71]" office:value-type="currency" office:currency="USD" office:value="52.5" calcext:value-type="currency">
            <text:p>$52.500</text:p>
          </table:table-cell>
          <table:table-cell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11NG00</text:p>
          </table:table-cell>
          <table:table-cell/>
          <table:table-cell office:value-type="string" calcext:value-type="string">
            <text:p>https://lcsc.com/product-detail/Inductors-SMD_Murata-Electronics-LQW15AN11NG00D_C113109.html</text:p>
          </table:table-cell>
          <table:table-cell office:value-type="currency" office:currency="USD" office:value="21.1" calcext:value-type="currency">
            <text:p>$21.100</text:p>
          </table:table-cell>
          <table:table-cell table:formula="of:=[.I72]*[.B72]" office:value-type="currency" office:currency="USD" office:value="21.1" calcext:value-type="currency">
            <text:p>$21.100</text:p>
          </table:table-cell>
          <table:table-cell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6, L7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47NJ00#</text:p>
          </table:table-cell>
          <table:table-cell/>
          <table:table-cell office:value-type="string" calcext:value-type="string">
            <text:p>https://www.digikey.com/short/zwbq55</text:p>
          </table:table-cell>
          <table:table-cell office:value-type="currency" office:currency="USD" office:value="63" calcext:value-type="currency">
            <text:p>$63.000</text:p>
          </table:table-cell>
          <table:table-cell table:formula="of:=[.I73]*[.B73]" office:value-type="currency" office:currency="USD" office:value="126" calcext:value-type="currency">
            <text:p>$126.000</text:p>
          </table:table-cell>
          <table:table-cell table:number-columns-repeated="101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3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3N0B00</text:p>
          </table:table-cell>
          <table:table-cell/>
          <table:table-cell office:value-type="string" calcext:value-type="string">
            <text:p>https://lcsc.com/product-detail/Inductors-SMD_Murata-Electronics-LQW15AN3N0B00D_C269824.html</text:p>
          </table:table-cell>
          <table:table-cell office:value-type="currency" office:currency="USD" office:value="30.99" calcext:value-type="currency">
            <text:p>$30.990</text:p>
          </table:table-cell>
          <table:table-cell table:formula="of:=[.I74]*[.B74]" office:value-type="currency" office:currency="USD" office:value="30.99" calcext:value-type="currency">
            <text:p>$30.990</text:p>
          </table:table-cell>
          <table:table-cell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00R @1GHz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BLM15HG102SN1D</text:p>
          </table:table-cell>
          <table:table-cell/>
          <table:table-cell office:value-type="string" calcext:value-type="string">
            <text:p>https://lcsc.com/product-detail/Ferrite-Beads_Murata-Electronics-BLM15HG102SN1D_C76889.html</text:p>
          </table:table-cell>
          <table:table-cell office:value-type="currency" office:currency="USD" office:value="8" calcext:value-type="currency">
            <text:p>$8.000</text:p>
          </table:table-cell>
          <table:table-cell table:formula="of:=[.I75]*[.B75]" office:value-type="currency" office:currency="USD" office:value="8" calcext:value-type="currency">
            <text:p>$8.000</text:p>
          </table:table-cell>
          <table:table-cell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6N8H00</text:p>
          </table:table-cell>
          <table:table-cell/>
          <table:table-cell office:value-type="string" calcext:value-type="string">
            <text:p>https://www.digikey.com/short/zwbq90</text:p>
          </table:table-cell>
          <table:table-cell office:value-type="currency" office:currency="USD" office:value="66.15" calcext:value-type="currency">
            <text:p>$66.150</text:p>
          </table:table-cell>
          <table:table-cell table:formula="of:=[.I76]*[.B76]" office:value-type="currency" office:currency="USD" office:value="66.15" calcext:value-type="currency">
            <text:p>$66.150</text:p>
          </table:table-cell>
          <table:table-cell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.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LQW15AN8N7H00</text:p>
          </table:table-cell>
          <table:table-cell/>
          <table:table-cell office:value-type="string" calcext:value-type="string">
            <text:p>https://www.digikey.com/short/zwbq9f</text:p>
          </table:table-cell>
          <table:table-cell office:value-type="currency" office:currency="USD" office:value="66.15" calcext:value-type="currency">
            <text:p>$66.150</text:p>
          </table:table-cell>
          <table:table-cell table:formula="of:=[.I77]*[.B77]" office:value-type="currency" office:currency="USD" office:value="66.15" calcext:value-type="currency">
            <text:p>$66.150</text:p>
          </table:table-cell>
          <table:table-cell table:number-columns-repeated="1014"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1</text:p>
          </table:table-cell>
          <table:table-cell table:style-name="ce21" office:value-type="string" calcext:value-type="string">
            <text:p>BoLink-16174563</text:p>
          </table:table-cell>
          <table:table-cell table:style-name="ce24" office:value-type="string" calcext:value-type="string">
            <text:p>node-lib-v1:BoLink_704025</text:p>
          </table:table-cell>
          <table:table-cell table:style-name="ce21" office:value-type="string" calcext:value-type="string">
            <text:p>S6L-303013</text:p>
          </table:table-cell>
          <table:table-cell table:style-name="ce21"/>
          <table:table-cell table:style-name="ce24" office:value-type="string" calcext:value-type="string">
            <text:p>https://www.distrelec.nl/en/bolink-iot-enclosure-bolink-43-2x71-2x26mm-white-polycarbonate-ip65-bopla-16174563-hmt1/p/30144876</text:p>
          </table:table-cell>
          <table:table-cell table:style-name="ce15" office:value-type="currency" office:currency="USD" office:value="6000" calcext:value-type="currency">
            <text:p>$6,000.000</text:p>
          </table:table-cell>
          <table:table-cell table:style-name="ce15" table:formula="of:=[.I78]*[.B78]" office:value-type="currency" office:currency="USD" office:value="6000" calcext:value-type="currency">
            <text:p>$6,000.000</text:p>
          </table:table-cell>
          <table:table-cell table:style-name="ce15"/>
          <table:table-cell table:style-name="ce24"/>
          <table:table-cell table:style-name="ce15" office:value-type="string" calcext:value-type="string">
            <text:p>Est. Price</text:p>
          </table:table-cell>
          <table:table-cell table:style-name="ce24" table:number-columns-repeated="101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1</text:p>
          </table:table-cell>
          <table:table-cell office:value-type="string" calcext:value-type="string">
            <text:p>MLT-7525</text:p>
          </table:table-cell>
          <table:table-cell office:value-type="string" calcext:value-type="string">
            <text:p>node-lib-v1:Buzzer_MLT-7525</text:p>
          </table:table-cell>
          <table:table-cell office:value-type="string" calcext:value-type="string">
            <text:p>MLT-7525</text:p>
          </table:table-cell>
          <table:table-cell/>
          <table:table-cell office:value-type="string" calcext:value-type="string">
            <text:p>https://lcsc.com/product-detail/Buzzers_Jiangsu-Huaneng-Elec-MLT-7525_C95299.html</text:p>
          </table:table-cell>
          <table:table-cell office:value-type="currency" office:currency="USD" office:value="211.67" calcext:value-type="currency">
            <text:p>$211.670</text:p>
          </table:table-cell>
          <table:table-cell table:formula="of:=[.I79]*[.B79]" office:value-type="currency" office:currency="USD" office:value="211.67" calcext:value-type="currency">
            <text:p>$211.670</text:p>
          </table:table-cell>
          <table:table-cell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EN232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EN2321A</text:p>
          </table:table-cell>
          <table:table-cell/>
          <table:table-cell office:value-type="string" calcext:value-type="string">
            <text:p>https://lcsc.com/product-detail/MOSFET_CET-Chino-Excel-Tech-CEN2321A_C180870.html</text:p>
          </table:table-cell>
          <table:table-cell office:value-type="currency" office:currency="USD" office:value="36.05" calcext:value-type="currency">
            <text:p>$36.050</text:p>
          </table:table-cell>
          <table:table-cell table:formula="of:=[.I80]*[.B80]" office:value-type="currency" office:currency="USD" office:value="36.05" calcext:value-type="currency">
            <text:p>$36.050</text:p>
          </table:table-cell>
          <table:table-cell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9013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S9013W</text:p>
          </table:table-cell>
          <table:table-cell/>
          <table:table-cell office:value-type="string" calcext:value-type="string">
            <text:p>https://lcsc.com/product-detail/Transistors-NPN-PNP_Changjiang-Electronics-Tech-CJ-S9013W_C37634.html</text:p>
          </table:table-cell>
          <table:table-cell office:value-type="currency" office:currency="USD" office:value="14.7" calcext:value-type="currency">
            <text:p>$14.700</text:p>
          </table:table-cell>
          <table:table-cell table:formula="of:=[.I81]*[.B81]" office:value-type="currency" office:currency="USD" office:value="14.7" calcext:value-type="currency">
            <text:p>$14.700</text:p>
          </table:table-cell>
          <table:table-cell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AC0402JR-0710KL</text:p>
          </table:table-cell>
          <table:table-cell/>
          <table:table-cell office:value-type="string" calcext:value-type="string">
            <text:p>https://lcsc.com/product-detail/Chip-Resistor-Surface-Mount_YAGEO-AC0402JR-0710KL_C144731.html</text:p>
          </table:table-cell>
          <table:table-cell office:value-type="currency" office:currency="USD" office:value="0.59" calcext:value-type="currency">
            <text:p>$0.590</text:p>
          </table:table-cell>
          <table:table-cell table:formula="of:=[.I82]*[.B82]" office:value-type="currency" office:currency="USD" office:value="1.18" calcext:value-type="currency">
            <text:p>$1.180</text:p>
          </table:table-cell>
          <table:table-cell table:number-columns-repeated="101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C0402FR-07100KL</text:p>
          </table:table-cell>
          <table:table-cell/>
          <table:table-cell office:value-type="string" calcext:value-type="string">
            <text:p>https://lcsc.com/product-detail/Chip-Resistor-Surface-Mount_YAGEO-RC0402FR-07100KL_C60491.html</text:p>
          </table:table-cell>
          <table:table-cell office:value-type="currency" office:currency="USD" office:value="0.43" calcext:value-type="currency">
            <text:p>$0.430</text:p>
          </table:table-cell>
          <table:table-cell table:formula="of:=[.I83]*[.B83]" office:value-type="currency" office:currency="USD" office:value="1.29" calcext:value-type="currency">
            <text:p>$1.290</text:p>
          </table:table-cell>
          <table:table-cell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RC0402FR-07220RL</text:p>
          </table:table-cell>
          <table:table-cell/>
          <table:table-cell office:value-type="string" calcext:value-type="string">
            <text:p>https://lcsc.com/product-detail/Chip-Resistor-Surface-Mount_YAGEO-RC0402FR-07220RL_C112291.html</text:p>
          </table:table-cell>
          <table:table-cell office:value-type="currency" office:currency="USD" office:value="0.74" calcext:value-type="currency">
            <text:p>$0.740</text:p>
          </table:table-cell>
          <table:table-cell table:formula="of:=[.I84]*[.B84]" office:value-type="currency" office:currency="USD" office:value="0.74" calcext:value-type="currency">
            <text:p>$0.740</text:p>
          </table:table-cell>
          <table:table-cell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7, R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C0402FR-07100RL</text:p>
          </table:table-cell>
          <table:table-cell/>
          <table:table-cell office:value-type="string" calcext:value-type="string">
            <text:p>https://lcsc.com/product-detail/Chip-Resistor-Surface-Mount_YAGEO-RC0402FR-07100RL_C106232.html</text:p>
          </table:table-cell>
          <table:table-cell office:value-type="currency" office:currency="USD" office:value="0.49" calcext:value-type="currency">
            <text:p>$0.490</text:p>
          </table:table-cell>
          <table:table-cell table:formula="of:=[.I85]*[.B85]" office:value-type="currency" office:currency="USD" office:value="1.47" calcext:value-type="currency">
            <text:p>$1.470</text:p>
          </table:table-cell>
          <table:table-cell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C0402FR-070RL</text:p>
          </table:table-cell>
          <table:table-cell/>
          <table:table-cell office:value-type="string" calcext:value-type="string">
            <text:p>https://lcsc.com/product-detail/Chip-Resistor-Surface-Mount_YAGEO-RC0402FR-070RL_C106231.html</text:p>
          </table:table-cell>
          <table:table-cell office:value-type="currency" office:currency="USD" office:value="0.87" calcext:value-type="currency">
            <text:p>$0.870</text:p>
          </table:table-cell>
          <table:table-cell table:formula="of:=[.I86]*[.B86]" office:value-type="currency" office:currency="USD" office:value="1.74" calcext:value-type="currency">
            <text:p>$1.740</text:p>
          </table:table-cell>
          <table:table-cell table:number-columns-repeated="101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11, R12</text:p>
          </table:table-cell>
          <table:table-cell table:style-name="ce3" office:value-type="string" calcext:value-type="string">
            <text:p>DNM</text:p>
          </table:table-cell>
          <table:table-cell table:style-name="ce8" office:value-type="string" calcext:value-type="string">
            <text:p>Resistor_SMD:R_0402_1005Metric</text:p>
          </table:table-cell>
          <table:table-cell table:style-name="ce3" office:value-type="string" calcext:value-type="string">
            <text:p>DNM</text:p>
          </table:table-cell>
          <table:table-cell table:style-name="ce3"/>
          <table:table-cell table:style-name="ce8" office:value-type="string" calcext:value-type="string">
            <text:p>~</text:p>
          </table:table-cell>
          <table:table-cell table:style-name="ce13" office:value-type="currency" office:currency="USD" office:value="0" calcext:value-type="currency">
            <text:p>$0.000</text:p>
          </table:table-cell>
          <table:table-cell table:style-name="ce13" table:formula="of:=[.I87]*[.B87]" office:value-type="currency" office:currency="USD" office:value="0" calcext:value-type="currency">
            <text:p>$0.000</text:p>
          </table:table-cell>
          <table:table-cell table:style-name="ce8" table:number-columns-repeated="54"/>
          <table:table-cell table:number-columns-repeated="96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2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C0402FR-07100RL</text:p>
          </table:table-cell>
          <table:table-cell/>
          <table:table-cell office:value-type="string" calcext:value-type="string">
            <text:p>https://lcsc.com/product-detail/Chip-Resistor-Surface-Mount_YAGEO-RC0402FR-07100RL_C106232.html</text:p>
          </table:table-cell>
          <table:table-cell office:value-type="currency" office:currency="USD" office:value="0.49" calcext:value-type="currency">
            <text:p>$0.490</text:p>
          </table:table-cell>
          <table:table-cell table:formula="of:=[.I88]*[.B88]" office:value-type="currency" office:currency="USD" office:value="0.98" calcext:value-type="currency">
            <text:p>$0.980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6, R18, R1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AC0402FR-074K7L</text:p>
          </table:table-cell>
          <table:table-cell/>
          <table:table-cell office:value-type="string" calcext:value-type="string">
            <text:p>https://lcsc.com/product-detail/Chip-Resistor-Surface-Mount_YAGEO-AC0402FR-074K7L_C174364.html</text:p>
          </table:table-cell>
          <table:table-cell office:value-type="currency" office:currency="USD" office:value="1.07" calcext:value-type="currency">
            <text:p>$1.070</text:p>
          </table:table-cell>
          <table:table-cell table:formula="of:=[.I89]*[.B89]" office:value-type="currency" office:currency="USD" office:value="4.28" calcext:value-type="currency">
            <text:p>$4.280</text:p>
          </table:table-cell>
          <table:table-cell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C0402FR-071KL</text:p>
          </table:table-cell>
          <table:table-cell/>
          <table:table-cell office:value-type="string" calcext:value-type="string">
            <text:p>https://lcsc.com/product-detail/Chip-Resistor-Surface-Mount_1KR-1001-1_C106235.html</text:p>
          </table:table-cell>
          <table:table-cell office:value-type="currency" office:currency="USD" office:value="0.48" calcext:value-type="currency">
            <text:p>$0.480</text:p>
          </table:table-cell>
          <table:table-cell table:formula="of:=[.I90]*[.B90]" office:value-type="currency" office:currency="USD" office:value="0.96" calcext:value-type="currency">
            <text:p>$0.960</text:p>
          </table:table-cell>
          <table:table-cell table:number-columns-repeated="101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AC0402JR-0733RL</text:p>
          </table:table-cell>
          <table:table-cell/>
          <table:table-cell office:value-type="string" calcext:value-type="string">
            <text:p>https://lcsc.com/product-detail/_AC0402JR-0733RL_C144713.html</text:p>
          </table:table-cell>
          <table:table-cell office:value-type="currency" office:currency="USD" office:value="0.54" calcext:value-type="currency">
            <text:p>$0.540</text:p>
          </table:table-cell>
          <table:table-cell table:formula="of:=[.I91]*[.B91]" office:value-type="currency" office:currency="USD" office:value="0.54" calcext:value-type="currency">
            <text:p>$0.540</text:p>
          </table:table-cell>
          <table:table-cell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AC0402JR-0710KL</text:p>
          </table:table-cell>
          <table:table-cell/>
          <table:table-cell office:value-type="string" calcext:value-type="string">
            <text:p>https://lcsc.com/product-detail/Chip-Resistor-Surface-Mount_YAGEO-AC0402JR-0710KL_C144731.html</text:p>
          </table:table-cell>
          <table:table-cell office:value-type="currency" office:currency="USD" office:value="0.59" calcext:value-type="currency">
            <text:p>$0.590</text:p>
          </table:table-cell>
          <table:table-cell table:formula="of:=[.I92]*[.B92]" office:value-type="currency" office:currency="USD" office:value="0.59" calcext:value-type="currency">
            <text:p>$0.590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3, R2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AC0402FR-07330RL</text:p>
          </table:table-cell>
          <table:table-cell/>
          <table:table-cell office:value-type="string" calcext:value-type="string">
            <text:p>https://lcsc.com/product-detail/Chip-Resistor-Surface-Mount_YAGEO-AC0402FR-07330RL_C226996.html</text:p>
          </table:table-cell>
          <table:table-cell office:value-type="currency" office:currency="USD" office:value="0.73" calcext:value-type="currency">
            <text:p>$0.730</text:p>
          </table:table-cell>
          <table:table-cell table:formula="of:=[.I93]*[.B93]" office:value-type="currency" office:currency="USD" office:value="1.46" calcext:value-type="currency">
            <text:p>$1.460</text:p>
          </table:table-cell>
          <table:table-cell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USR_BTN</text:p>
          </table:table-cell>
          <table:table-cell office:value-type="string" calcext:value-type="string">
            <text:p>node-lib-v1:PushButton_UK-B0234-SP25Y</text:p>
          </table:table-cell>
          <table:table-cell office:value-type="string" calcext:value-type="string">
            <text:p>TS-1187A-C-H-B</text:p>
          </table:table-cell>
          <table:table-cell/>
          <table:table-cell office:value-type="string" calcext:value-type="string">
            <text:p>https://lcsc.com/product-detail/Tactile-Switches_XKB-Connectivity-TS-1187A-C-H-B_C528025.html</text:p>
          </table:table-cell>
          <table:table-cell office:value-type="currency" office:currency="USD" office:value="27.5" calcext:value-type="currency">
            <text:p>$27.500</text:p>
          </table:table-cell>
          <table:table-cell table:formula="of:=[.I94]*[.B94]" office:value-type="currency" office:currency="USD" office:value="27.5" calcext:value-type="currency">
            <text:p>$27.500</text:p>
          </table:table-cell>
          <table:table-cell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ode-lib-v1:PushButton_UK-B0234-SP25Y</text:p>
          </table:table-cell>
          <table:table-cell office:value-type="string" calcext:value-type="string">
            <text:p>UK-B0234-SP25Y</text:p>
          </table:table-cell>
          <table:table-cell/>
          <table:table-cell office:value-type="string" calcext:value-type="string">
            <text:p>https://lcsc.com/product-detail/Tactile-Switches_USAKRO-UK-B0234-SP25Y_C493275.html</text:p>
          </table:table-cell>
          <table:table-cell office:value-type="currency" office:currency="USD" office:value="48.86" calcext:value-type="currency">
            <text:p>$48.860</text:p>
          </table:table-cell>
          <table:table-cell table:formula="of:=[.I95]*[.B95]" office:value-type="currency" office:currency="USD" office:value="48.86" calcext:value-type="currency">
            <text:p>$48.860</text:p>
          </table:table-cell>
          <table:table-cell table:number-columns-repeated="101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TPS22917DBVR</text:p>
          </table:table-cell>
          <table:table-cell/>
          <table:table-cell office:value-type="string" calcext:value-type="string">
            <text:p>https://www.ti.com/store/ti/en/p/product/?p=TPS22917DBVR</text:p>
          </table:table-cell>
          <table:table-cell office:value-type="currency" office:currency="USD" office:value="123" calcext:value-type="currency">
            <text:p>$123.000</text:p>
          </table:table-cell>
          <table:table-cell table:formula="of:=[.I96]*[.B96]" office:value-type="currency" office:currency="USD" office:value="246" calcext:value-type="currency">
            <text:p>$246.000</text:p>
          </table:table-cell>
          <table:table-cell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P605Z283B</text:p>
          </table:table-cell>
          <table:table-cell office:value-type="string" calcext:value-type="string">
            <text:p>node-lib-v1:WLCSP-20-P3_1.994x1.609mm_Layout5x4_P0.4mm</text:p>
          </table:table-cell>
          <table:table-cell office:value-type="string" calcext:value-type="string">
            <text:p>RP605Z283B-E2-F</text:p>
          </table:table-cell>
          <table:table-cell/>
          <table:table-cell office:value-type="string" calcext:value-type="string">
            <text:p>https://eu.mouser.com/ProductDetail/Ricoh-Electronic-Devices-Company/RP605Z283B-E2-F?qs=%2Fha2pyFadujfkekTwsRQpQaCcXRCnGubiPAekIe2V2q%252BPlq4yt9zFJnKPMHL8r%252Bf&amp;utm_source=octopart&amp;utm_medium=aggregator&amp;utm_campaign=848-RP605Z283B-E2-F&amp;utm_content=Ricoh+Electronics</text:p>
          </table:table-cell>
          <table:table-cell office:value-type="currency" office:currency="USD" office:value="1130" calcext:value-type="currency">
            <text:p>$1,130.000</text:p>
          </table:table-cell>
          <table:table-cell table:formula="of:=[.I97]*[.B97]" office:value-type="currency" office:currency="USD" office:value="1130" calcext:value-type="currency">
            <text:p>$1,130.000</text:p>
          </table:table-cell>
          <table:table-cell table:number-columns-repeated="1014"/>
        </table:table-row>
        <table:table-row table:style-name="ro1"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4</text:p>
          </table:table-cell>
          <table:table-cell table:style-name="ce23" office:value-type="string" calcext:value-type="string">
            <text:p>STM32WLxx_QFN48</text:p>
          </table:table-cell>
          <table:table-cell table:style-name="ce30" office:value-type="string" calcext:value-type="string">
            <text:p>Package_DFN_QFN:QFN-48-1EP_7x7mm_P0.5mm_EP5.45x5.45mm</text:p>
          </table:table-cell>
          <table:table-cell table:style-name="ce23" office:value-type="string" calcext:value-type="string">
            <text:p>STM32WLE5CCU6</text:p>
          </table:table-cell>
          <table:table-cell table:style-name="ce23"/>
          <table:table-cell table:style-name="ce30" office:value-type="string" calcext:value-type="string">
            <text:p>https://www.st.com/content/st_com/en/products/microcontrollers-microprocessors/stm32-32-bit-arm-cortex-mcus/stm32-wireless-mcus/stm32wl-series/stm32wlex/stm32wle5cc.html#sample-buy</text:p>
          </table:table-cell>
          <table:table-cell table:style-name="ce37" office:value-type="currency" office:currency="USD" office:value="0" calcext:value-type="currency">
            <text:p>$0.000</text:p>
          </table:table-cell>
          <table:table-cell table:style-name="ce37" table:formula="of:=[.I98]*[.B98]" office:value-type="currency" office:currency="USD" office:value="0" calcext:value-type="currency">
            <text:p>$0.000</text:p>
          </table:table-cell>
          <table:table-cell table:style-name="ce30" table:number-columns-repeated="2"/>
          <table:table-cell table:style-name="ce30" office:value-type="string" calcext:value-type="string">
            <text:p>First 5K free from ST</text:p>
          </table:table-cell>
          <table:table-cell table:style-name="ce30" table:number-columns-repeated="101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3A5223RSWR</text:p>
          </table:table-cell>
          <table:table-cell office:value-type="string" calcext:value-type="string">
            <text:p>Package_DFN_QFN:UQFN-10_1.4x1.8mm_P0.4mm</text:p>
          </table:table-cell>
          <table:table-cell office:value-type="string" calcext:value-type="string">
            <text:p>TS3A5223RSWR</text:p>
          </table:table-cell>
          <table:table-cell/>
          <table:table-cell office:value-type="string" calcext:value-type="string">
            <text:p>https://www.ti.com/store/ti/en/p/product/?p=TS3A5223RSWR</text:p>
          </table:table-cell>
          <table:table-cell office:value-type="currency" office:currency="USD" office:value="157" calcext:value-type="currency">
            <text:p>$157.000</text:p>
          </table:table-cell>
          <table:table-cell table:formula="of:=[.I99]*[.B99]" office:value-type="currency" office:currency="USD" office:value="157" calcext:value-type="currency">
            <text:p>$157.000</text:p>
          </table:table-cell>
          <table:table-cell table:number-columns-repeated="101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BGS13S4N9</text:p>
          </table:table-cell>
          <table:table-cell office:value-type="string" calcext:value-type="string">
            <text:p>node-lib-v1:RFSW_BGS13S4N9E6327XTSA1</text:p>
          </table:table-cell>
          <table:table-cell office:value-type="string" calcext:value-type="string">
            <text:p>BGS13S4N9E6327XTSA1</text:p>
          </table:table-cell>
          <table:table-cell/>
          <table:table-cell office:value-type="string" calcext:value-type="string">
            <text:p>https://www.newark.com/infineon/bgs13s4n9e6327xtsa1/rf-switch-3ghz-40-to-85deg-c/dp/81AC4458?CMP=AFC-OP</text:p>
          </table:table-cell>
          <table:table-cell office:value-type="currency" office:currency="USD" office:value="104" calcext:value-type="currency">
            <text:p>$104.000</text:p>
          </table:table-cell>
          <table:table-cell table:formula="of:=[.I100]*[.B100]" office:value-type="currency" office:currency="USD" office:value="104" calcext:value-type="currency">
            <text:p>$104.000</text:p>
          </table:table-cell>
          <table:table-cell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X25R1635</text:p>
          </table:table-cell>
          <table:table-cell office:value-type="string" calcext:value-type="string">
            <text:p>node-lib-v1:FLASH_UFDFN-8-MX25R1635F</text:p>
          </table:table-cell>
          <table:table-cell office:value-type="string" calcext:value-type="string">
            <text:p>MX25R1635FZUIL0</text:p>
          </table:table-cell>
          <table:table-cell/>
          <table:table-cell office:value-type="string" calcext:value-type="string">
            <text:p>https://www.digikey.com/short/zwbqjc</text:p>
          </table:table-cell>
          <table:table-cell office:value-type="currency" office:currency="USD" office:value="601.56" calcext:value-type="currency">
            <text:p>$601.560</text:p>
          </table:table-cell>
          <table:table-cell table:formula="of:=[.I101]*[.B101]" office:value-type="currency" office:currency="USD" office:value="601.56" calcext:value-type="currency">
            <text:p>$601.560</text:p>
          </table:table-cell>
          <table:table-cell table:number-columns-repeated="101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IS2DH12</text:p>
          </table:table-cell>
          <table:table-cell office:value-type="string" calcext:value-type="string">
            <text:p>Package_LGA:LGA-12_2x2mm_P0.5mm</text:p>
          </table:table-cell>
          <table:table-cell office:value-type="string" calcext:value-type="string">
            <text:p>LIS2DH12TR</text:p>
          </table:table-cell>
          <table:table-cell/>
          <table:table-cell office:value-type="string" calcext:value-type="string">
            <text:p>https://lcsc.com/product-detail/Motion-Sensors-Accelerometers_STMicroelectronics-LIS2DH12TR_C110926.html</text:p>
          </table:table-cell>
          <table:table-cell office:value-type="currency" office:currency="USD" office:value="346.67" calcext:value-type="currency">
            <text:p>$346.670</text:p>
          </table:table-cell>
          <table:table-cell table:formula="of:=[.I102]*[.B102]" office:value-type="currency" office:currency="USD" office:value="346.67" calcext:value-type="currency">
            <text:p>$346.670</text:p>
          </table:table-cell>
          <table:table-cell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node-lib-v1:Sensirion_DFN-4-1EP_2x2mm_P1mm_EP0.7x1.6mm</text:p>
          </table:table-cell>
          <table:table-cell office:value-type="string" calcext:value-type="string">
            <text:p>SHTC3</text:p>
          </table:table-cell>
          <table:table-cell/>
          <table:table-cell office:value-type="string" calcext:value-type="string">
            <text:p>https://lcsc.com/product-detail/Temperature-Humidity-Sensors_Sensirion-SHTC3_C194656.html</text:p>
          </table:table-cell>
          <table:table-cell office:value-type="currency" office:currency="USD" office:value="755" calcext:value-type="currency">
            <text:p>$755.000</text:p>
          </table:table-cell>
          <table:table-cell table:formula="of:=[.I103]*[.B103]" office:value-type="currency" office:currency="USD" office:value="755" calcext:value-type="currency">
            <text:p>$755.000</text:p>
          </table:table-cell>
          <table:table-cell table:number-columns-repeated="101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TECC608A-TNGLORAU</text:p>
          </table:table-cell>
          <table:table-cell office:value-type="string" calcext:value-type="string">
            <text:p>Package_DFN_QFN:DFN-8-1EP_3x2mm_P0.5mm_EP1.3x1.5mm</text:p>
          </table:table-cell>
          <table:table-cell office:value-type="string" calcext:value-type="string">
            <text:p>ATECC608A-TNGLORAU-B</text:p>
          </table:table-cell>
          <table:table-cell/>
          <table:table-cell office:value-type="string" calcext:value-type="string">
            <text:p>https://www.microchip.com/wwwproducts/en/ATECC608A-TNGLORA</text:p>
          </table:table-cell>
          <table:table-cell office:value-type="currency" office:currency="USD" office:value="880" calcext:value-type="currency">
            <text:p>$880.000</text:p>
          </table:table-cell>
          <table:table-cell table:formula="of:=[.I104]*[.B104]" office:value-type="currency" office:currency="USD" office:value="880" calcext:value-type="currency">
            <text:p>$880.000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node-lib-v1:TCXO_NT2016SA-32M-END4263A</text:p>
          </table:table-cell>
          <table:table-cell office:value-type="string" calcext:value-type="string">
            <text:p>NT2016SA-32M-END4263A</text:p>
          </table:table-cell>
          <table:table-cell/>
          <table:table-cell office:value-type="string" calcext:value-type="string">
            <text:p>https://www.digikey.com/short/zwbq88</text:p>
          </table:table-cell>
          <table:table-cell office:value-type="currency" office:currency="USD" office:value="1180" calcext:value-type="currency">
            <text:p>$1,180.000</text:p>
          </table:table-cell>
          <table:table-cell table:formula="of:=[.I105]*[.B105]" office:value-type="currency" office:currency="USD" office:value="1180" calcext:value-type="currency">
            <text:p>$1,180.000</text:p>
          </table:table-cell>
          <table:table-cell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ode-lib-v1:Crystal_SMD_NX2012SA_32.768KHz</text:p>
          </table:table-cell>
          <table:table-cell office:value-type="string" calcext:value-type="string">
            <text:p>X1A000061002100</text:p>
          </table:table-cell>
          <table:table-cell/>
          <table:table-cell office:value-type="string" calcext:value-type="string">
            <text:p>https://lcsc.com/product-detail/SMD-Crystal-Resonators_Seiko-Epson_X1A000061002100_Seiko-Epson-X1A000061002100_C255767.html</text:p>
          </table:table-cell>
          <table:table-cell office:value-type="currency" office:currency="USD" office:value="172.88" calcext:value-type="currency">
            <text:p>$172.880</text:p>
          </table:table-cell>
          <table:table-cell table:formula="of:=[.I106]*[.B106]" office:value-type="currency" office:currency="USD" office:value="172.88" calcext:value-type="currency">
            <text:p>$172.88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4"/>
          <table:table-cell table:style-name="ce21"/>
          <table:table-cell table:style-name="ce24"/>
          <table:table-cell table:style-name="ce21" table:number-columns-repeated="2"/>
          <table:table-cell table:style-name="ce31" office:value-type="string" calcext:value-type="string">
            <text:p>PCB Price @1K</text:p>
          </table:table-cell>
          <table:table-cell table:style-name="ce15" office:value-type="currency" office:currency="USD" office:value="834" calcext:value-type="currency">
            <text:p>$834.000</text:p>
          </table:table-cell>
          <table:table-cell table:style-name="ce15" table:formula="of:=[.I107]*[.B107]" office:value-type="currency" office:currency="USD" office:value="834" calcext:value-type="currency">
            <text:p>$834.000</text:p>
          </table:table-cell>
          <table:table-cell table:style-name="ce24" table:number-columns-repeated="1014"/>
        </table:table-row>
        <table:table-row table:style-name="ro1">
          <table:table-cell table:style-name="ce24"/>
          <table:table-cell table:style-name="ce21" office:value-type="float" office:value="1" calcext:value-type="float">
            <text:p>1</text:p>
          </table:table-cell>
          <table:table-cell table:style-name="ce24"/>
          <table:table-cell table:style-name="ce21"/>
          <table:table-cell table:style-name="ce24"/>
          <table:table-cell table:style-name="ce21" table:number-columns-repeated="2"/>
          <table:table-cell table:style-name="ce31" office:value-type="string" calcext:value-type="string">
            <text:p>PCB Assembly @1K</text:p>
          </table:table-cell>
          <table:table-cell table:style-name="ce15" office:value-type="currency" office:currency="USD" office:value="1000" calcext:value-type="currency">
            <text:p>$1,000.000</text:p>
          </table:table-cell>
          <table:table-cell table:style-name="ce15" table:formula="of:=[.I108]*[.B108]" office:value-type="currency" office:currency="USD" office:value="1000" calcext:value-type="currency">
            <text:p>$1,000.000</text:p>
          </table:table-cell>
          <table:table-cell table:style-name="ce15"/>
          <table:table-cell table:style-name="ce24"/>
          <table:table-cell table:style-name="ce15" office:value-type="string" calcext:value-type="string">
            <text:p>Est. Price</text:p>
          </table:table-cell>
          <table:table-cell table:style-name="ce24"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3:18:50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4T23:37:22.819000000</dc:date>
    <meta:editing-duration>PT56M35S</meta:editing-duration>
    <meta:editing-cycles>24</meta:editing-cycles>
    <meta:generator>LibreOffice/6.3.2.2$Windows_X86_64 LibreOffice_project/98b30e735bda24bc04ab42594c85f7fd8be07b9c</meta:generator>
    <meta:document-statistic meta:table-count="1" meta:cell-count="926" meta:object-count="0"/>
  </office:meta>
</office:document-meta>
</file>